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JetBrains Mono" fo:font-size="16pt" style:text-underline-style="solid" style:text-underline-width="auto" style:text-underline-color="font-color" fo:font-weight="bold" officeooo:rsid="0016ffe3" officeooo:paragraph-rsid="0016ff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JetBrains Mono" fo:font-size="12pt" style:text-underline-style="none" fo:font-weight="normal" officeooo:rsid="0018ea81" officeooo:paragraph-rsid="0018ea8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 – Optimización Lineal Continua</text:p>
      <text:p text:style-name="P1"/>
      <text:p text:style-name="P2">Soluciones factibles: verifican todas las restricciones</text:p>
      <text:p text:style-name="P2">Solución óptima: tiene el mejor valor para la función objetivo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2:58:05.625089383</meta:creation-date>
    <dc:date>2022-09-17T11:10:21.625595808</dc:date>
    <meta:editing-duration>PT21H7M58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3" meta:word-count="21" meta:character-count="154" meta:non-whitespace-character-count="135"/>
  </office:meta>
</office:document-meta>
</file>